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2" svg:font-family="'LM Mono 12'" style:font-adornments="12 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29cm"/>
    </style:style>
    <style:style style:name="gr2" style:family="graphic" style:parent-style-name="standard">
      <style:graphic-properties draw:fill-color="#008000" draw:textarea-horizontal-align="justify" draw:textarea-vertical-align="middle" draw:auto-grow-height="false" fo:min-height="1.91cm" fo:min-width="1.723cm"/>
    </style:style>
    <style:style style:name="gr3" style:family="graphic" style:parent-style-name="standard">
      <style:graphic-properties draw:stroke="none" svg:stroke-color="#000000" draw:fill="none" draw:fill-color="#ffffff" fo:min-height="1.655cm"/>
    </style:style>
    <style:style style:name="gr4" style:family="graphic" style:parent-style-name="standard">
      <style:graphic-properties draw:textarea-horizontal-align="justify" draw:textarea-vertical-align="middle" draw:auto-grow-height="false" fo:min-height="2.925cm" fo:min-width="2.794cm"/>
    </style:style>
    <style:style style:name="gr5" style:family="graphic" style:parent-style-name="standard">
      <style:graphic-properties draw:stroke="none" svg:stroke-color="#000000" draw:fill="none" draw:fill-color="#ffffff" fo:min-height="1.528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1" style:family="paragraph">
      <style:text-properties style:font-name="LM Mono 12" fo:font-size="60pt" fo:font-weight="bold" style:font-size-asian="18pt" style:font-size-complex="18pt"/>
    </style:style>
    <style:style style:name="P2" style:family="paragraph">
      <loext:graphic-properties draw:fill="none" draw:fill-color="#ffffff"/>
      <style:text-properties style:font-name="LM Mono 12" fo:font-size="60pt" fo:font-weight="bold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008000"/>
      <style:paragraph-properties fo:text-align="center"/>
    </style:style>
    <style:style style:name="P5" style:family="paragraph">
      <style:text-properties fo:font-size="40pt" style:font-size-asian="18pt" style:font-size-complex="18pt"/>
    </style:style>
    <style:style style:name="P6" style:family="paragraph">
      <loext:graphic-properties draw:fill="none" draw:fill-color="#ffffff"/>
      <style:text-properties fo:font-size="40pt" style:font-size-asian="18pt" style:font-size-complex="18pt"/>
    </style:style>
    <style:style style:name="P7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557cm" svg:height="3.07cm" svg:x="4.81cm" svg:y="2.397cm">
          <draw:text-box>
            <text:p text:style-name="P1">tasktools</text:p>
          </draw:text-box>
        </draw:frame>
        <draw:g>
          <draw:g>
            <draw:custom-shape draw:style-name="gr2" draw:text-style-name="P4" draw:layer="layout" svg:width="4.445cm" svg:height="4.318cm" svg:x="3.667cm" svg:y="14.081cm">
              <text:p text:style-name="P3">Compute 1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2" draw:text-style-name="P4" draw:layer="layout" svg:width="4.445cm" svg:height="4.318cm" svg:x="8.493cm" svg:y="14.081cm">
              <text:p text:style-name="P3">Compute 2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2" draw:text-style-name="P4" draw:layer="layout" svg:width="4.445cm" svg:height="4.318cm" svg:x="13.319cm" svg:y="14.081cm">
              <text:p text:style-name="P3">Compute 3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2" draw:text-style-name="P4" draw:layer="layout" svg:width="4.445cm" svg:height="4.318cm" svg:x="20.431cm" svg:y="14.081cm">
              <text:p text:style-name="P3">Compute m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frame draw:style-name="gr3" draw:text-style-name="P6" draw:layer="layout" svg:width="2.54cm" svg:height="1.905cm" svg:x="17.891cm" svg:y="15.097cm">
              <draw:text-box>
                <text:p text:style-name="P5">. . .</text:p>
              </draw:text-box>
            </draw:frame>
          </draw:g>
          <draw:custom-shape draw:style-name="gr4" draw:text-style-name="P3" draw:layer="layout" svg:width="3.556cm" svg:height="3.429cm" svg:x="5.064cm" svg:y="5.318cm">
            <text:p text:style-name="P3">Task 1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3" draw:layer="layout" svg:width="3.556cm" svg:height="3.429cm" svg:x="11.541cm" svg:y="5.318cm">
            <text:p text:style-name="P3">Task 2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3" draw:layer="layout" svg:width="3.556cm" svg:height="3.429cm" svg:x="18.907cm" svg:y="5.318cm">
            <text:p text:style-name="P3">Task n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5" draw:text-style-name="P6" draw:layer="layout" svg:width="2.54cm" svg:height="1.778cm" svg:x="15.732cm" svg:y="6.207cm">
            <draw:text-box>
              <text:p text:style-name="P5">. . .</text:p>
            </draw:text-box>
          </draw:frame>
          <draw:line draw:style-name="gr6" draw:text-style-name="P7" draw:layer="layout" svg:x1="6.715cm" svg:y1="8.874cm" svg:x2="5.953cm" svg:y2="13.827cm">
            <text:p/>
          </draw:line>
          <draw:line draw:style-name="gr6" draw:text-style-name="P7" draw:layer="layout" svg:x1="6.969cm" svg:y1="8.874cm" svg:x2="10.652cm" svg:y2="13.954cm">
            <text:p/>
          </draw:line>
          <draw:line draw:style-name="gr6" draw:text-style-name="P7" draw:layer="layout" svg:x1="13.319cm" svg:y1="9.001cm" svg:x2="15.478cm" svg:y2="13.954cm">
            <text:p/>
          </draw:line>
          <draw:line draw:style-name="gr6" draw:text-style-name="P7" draw:layer="layout" svg:x1="21.32cm" svg:y1="8.874cm" svg:x2="22.59cm" svg:y2="13.82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12" svg:font-family="'LM Mono 12'" style:font-adornments="12 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06:13:38.227250981</meta:creation-date>
    <dc:date>2018-08-30T06:30:32.566901978</dc:date>
    <meta:editing-duration>PT1M33S</meta:editing-duration>
    <meta:editing-cycles>1</meta:editing-cycles>
    <meta:document-statistic meta:object-count="16"/>
    <meta:generator>LibreOffice/6.0.3.2$Linux_X86_64 LibreOffice_project/00m0$Build-2</meta:generator>
  </office:meta>
</office:document-meta>
</file>